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133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6.599cm"/>
    </style:style>
    <style:style style:name="co21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0.991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1.369cm"/>
    </style:style>
    <style:style style:name="co25" style:family="table-column">
      <style:table-column-properties fo:break-before="auto" style:column-width="1.261cm"/>
    </style:style>
    <style:style style:name="co26" style:family="table-column">
      <style:table-column-properties fo:break-before="auto" style:column-width="0.961cm"/>
    </style:style>
    <style:style style:name="co27" style:family="table-column">
      <style:table-column-properties fo:break-before="auto" style:column-width="1.803cm"/>
    </style:style>
    <style:style style:name="co28" style:family="table-column">
      <style:table-column-properties fo:break-before="auto" style:column-width="1.833cm"/>
    </style:style>
    <style:style style:name="co29" style:family="table-column">
      <style:table-column-properties fo:break-before="auto" style:column-width="1.152cm"/>
    </style:style>
    <style:style style:name="co30" style:family="table-column">
      <style:table-column-properties fo:break-before="auto" style:column-width="1.917cm"/>
    </style:style>
    <style:style style:name="co31" style:family="table-column">
      <style:table-column-properties fo:break-before="auto" style:column-width="0.797cm"/>
    </style:style>
    <style:style style:name="co32" style:family="table-column">
      <style:table-column-properties fo:break-before="auto" style:column-width="1.316cm"/>
    </style:style>
    <style:style style:name="co33" style:family="table-column">
      <style:table-column-properties fo:break-before="auto" style:column-width="1.302cm"/>
    </style:style>
    <style:style style:name="co34" style:family="table-column">
      <style:table-column-properties fo:break-before="auto" style:column-width="1.007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0.843cm"/>
    </style:style>
    <style:style style:name="co37" style:family="table-column">
      <style:table-column-properties fo:break-before="auto" style:column-width="0.877cm"/>
    </style:style>
    <style:style style:name="co38" style:family="table-column">
      <style:table-column-properties fo:break-before="auto" style:column-width="0.898cm"/>
    </style:style>
    <style:style style:name="co39" style:family="table-column">
      <style:table-column-properties fo:break-before="auto" style:column-width="0.572cm"/>
    </style:style>
    <style:style style:name="co40" style:family="table-column">
      <style:table-column-properties fo:break-before="auto" style:column-width="3.521cm"/>
    </style:style>
    <style:style style:name="co41" style:family="table-column">
      <style:table-column-properties fo:break-before="auto" style:column-width="3.63cm"/>
    </style:style>
    <style:style style:name="co42" style:family="table-column">
      <style:table-column-properties fo:break-before="auto" style:column-width="1.942cm"/>
    </style:style>
    <style:style style:name="co43" style:family="table-column">
      <style:table-column-properties fo:break-before="auto" style:column-width="7.28cm"/>
    </style:style>
    <style:style style:name="co44" style:family="table-column">
      <style:table-column-properties fo:break-before="auto" style:column-width="3.602cm"/>
    </style:style>
    <style:style style:name="co45" style:family="table-column">
      <style:table-column-properties fo:break-before="auto" style:column-width="16.293cm"/>
    </style:style>
    <style:style style:name="co46" style:family="table-column">
      <style:table-column-properties fo:break-before="auto" style:column-width="11.555cm"/>
    </style:style>
    <style:style style:name="co47" style:family="table-column">
      <style:table-column-properties fo:break-before="auto" style:column-width="0.598cm"/>
    </style:style>
    <style:style style:name="co48" style:family="table-column">
      <style:table-column-properties fo:break-before="auto" style:column-width="0.852cm"/>
    </style:style>
    <style:style style:name="co49" style:family="table-column">
      <style:table-column-properties fo:break-before="auto" style:column-width="3.03cm"/>
    </style:style>
    <style:style style:name="co50" style:family="table-column">
      <style:table-column-properties fo:break-before="auto" style:column-width="7.25cm"/>
    </style:style>
    <style:style style:name="co51" style:family="table-column">
      <style:table-column-properties fo:break-before="auto" style:column-width="7.17cm"/>
    </style:style>
    <style:style style:name="co52" style:family="table-column">
      <style:table-column-properties fo:break-before="auto" style:column-width="5.987cm"/>
    </style:style>
    <style:style style:name="co53" style:family="table-column">
      <style:table-column-properties fo:break-before="auto" style:column-width="9.267cm"/>
    </style:style>
    <style:style style:name="co54" style:family="table-column">
      <style:table-column-properties fo:break-before="auto" style:column-width="4.856cm"/>
    </style:style>
    <style:style style:name="co55" style:family="table-column">
      <style:table-column-properties fo:break-before="auto" style:column-width="6.706cm"/>
    </style:style>
    <style:style style:name="co5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0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8" table:default-cell-style-name="ce288"/>
        <table:table-column table:style-name="co9" table:number-columns-repeated="3" table:default-cell-style-name="ce288"/>
        <table:table-column table:style-name="co10" table:default-cell-style-name="ce293"/>
        <table:table-column table:style-name="co11" table:default-cell-style-name="ce293"/>
        <table:table-column table:style-name="co12" table:default-cell-style-name="ce288"/>
        <table:table-column table:style-name="co13" table:default-cell-style-name="ce288"/>
        <table:table-column table:style-name="co14" table:default-cell-style-name="ce288"/>
        <table:table-column table:style-name="co15" table:default-cell-style-name="ce288"/>
        <table:table-column table:style-name="co16" table:default-cell-style-name="Default"/>
        <table:table-column table:style-name="co17" table:default-cell-style-name="ce288"/>
        <table:table-column table:style-name="co18" table:default-cell-style-name="ce288"/>
        <table:table-column table:style-name="co19" table:number-columns-repeated="2" table:default-cell-style-name="ce288"/>
        <table:table-column table:style-name="co16" table:default-cell-style-name="ce288"/>
        <table:table-column table:style-name="co16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e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6" calcext:value-type="float">
            <text:p>6</text:p>
          </table:table-cell>
          <table:table-cell table:formula="of:=VLOOKUP([.H62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10" calcext:value-type="float">
            <text:p>10</text:p>
          </table:table-cell>
          <table:table-cell table:formula="of:=VLOOKUP([.H64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6" calcext:value-type="float">
            <text:p>6</text:p>
          </table:table-cell>
          <table:table-cell table:formula="of:=VLOOKUP([.H6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7];[$dropdowns.A:.C];2;0)" office:value-type="float" office:value="10" calcext:value-type="float">
            <text:p>10</text:p>
          </table:table-cell>
          <table:table-cell table:formula="of:=VLOOKUP([.H6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9];[$dropdowns.A:.C];2;0)" office:value-type="float" office:value="10" calcext:value-type="float">
            <text:p>10</text:p>
          </table:table-cell>
          <table:table-cell table:formula="of:=VLOOKUP([.H69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97];[$dropdowns.A:.C];2;0)" office:value-type="float" office:value="10" calcext:value-type="float">
            <text:p>10</text:p>
          </table:table-cell>
          <table:table-cell table:formula="of:=VLOOKUP([.H9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101];[$dropdowns.A:.C];2;0)" office:value-type="float" office:value="10" calcext:value-type="float">
            <text:p>10</text:p>
          </table:table-cell>
          <table:table-cell table:formula="of:=VLOOKUP([.H101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2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3:items.D1048576 items.C1:items.C124 items.C126:items.C1048576 items.F3:items.G4 items.G2:items.G2 items.D1:items.D142 items.F2:items.F142 items.G5:items.G14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0" table:default-cell-style-name="ce650"/>
        <table:table-column table:style-name="co21" table:default-cell-style-name="ce59"/>
        <table:table-column table:style-name="co22" table:default-cell-style-name="ce59"/>
        <table:table-column table:style-name="co23" table:number-columns-repeated="2" table:default-cell-style-name="ce59"/>
        <table:table-column table:style-name="co24" table:number-columns-repeated="2" table:default-cell-style-name="ce59"/>
        <table:table-column table:style-name="co6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18" table:default-cell-style-name="ce59"/>
        <table:table-column table:style-name="co29" table:default-cell-style-name="ce59"/>
        <table:table-column table:style-name="co26" table:number-columns-repeated="3" table:default-cell-style-name="ce59"/>
        <table:table-column table:style-name="co30" table:default-cell-style-name="ce59"/>
        <table:table-column table:style-name="co31" table:default-cell-style-name="ce59"/>
        <table:table-column table:style-name="co11" table:default-cell-style-name="ce59"/>
        <table:table-column table:style-name="co25" table:number-columns-repeated="14" table:default-cell-style-name="ce59"/>
        <table:table-column table:style-name="co32" table:number-columns-repeated="4" table:default-cell-style-name="ce59"/>
        <table:table-column table:style-name="co33" table:default-cell-style-name="ce59"/>
        <table:table-column table:style-name="co16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4" table:default-cell-style-name="ce288"/>
        <table:table-column table:style-name="co34" table:default-cell-style-name="ce293"/>
        <table:table-column table:style-name="co35" table:number-columns-repeated="16" table:default-cell-style-name="ce288"/>
        <table:table-column table:style-name="co36" table:default-cell-style-name="ce288"/>
        <table:table-column table:style-name="co37" table:default-cell-style-name="ce288"/>
        <table:table-column table:style-name="co38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office:forms form:automatic-focus="false" form:apply-design-mode="false"/>
        <table:table-column table:style-name="co39" table:default-cell-style-name="ce288"/>
        <table:table-column table:style-name="co16" table:default-cell-style-name="Default"/>
        <table:table-column table:style-name="co16" table:default-cell-style-name="ce293"/>
        <table:table-column table:style-name="co40" table:default-cell-style-name="ce288"/>
        <table:table-column table:style-name="co41" table:default-cell-style-name="ce288"/>
        <table:table-column table:style-name="co16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2" table:number-rows-spanned="4">
            <text:p>House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8" office:value-type="string" calcext:value-type="string" table:number-columns-spanned="3" table:number-rows-spanned="4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office:forms form:automatic-focus="false" form:apply-design-mode="false"/>
        <table:table-column table:style-name="co16" table:default-cell-style-name="Default"/>
        <table:table-column table:style-name="co6" table:default-cell-style-name="ce288"/>
        <table:table-column table:style-name="co42" table:default-cell-style-name="ce288"/>
        <table:table-column table:style-name="co43" table:default-cell-style-name="ce288"/>
        <table:table-column table:style-name="co44" table:default-cell-style-name="ce288"/>
        <table:table-column table:style-name="co45" table:default-cell-style-name="ce288"/>
        <table:table-column table:style-name="co46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6" table:default-cell-style-name="ce293"/>
        <table:table-column table:style-name="co16" table:default-cell-style-name="Default"/>
        <table:table-column table:style-name="co16" table:number-columns-repeated="2" table:default-cell-style-name="ce288"/>
        <table:table-column table:style-name="co16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165" calcext:value-type="float">
            <text:p>165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91" calcext:value-type="float">
            <text:p>91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602" table:formula="of:=[.D9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7" table:default-cell-style-name="ce288"/>
        <table:table-column table:style-name="co48" table:default-cell-style-name="ce293"/>
        <table:table-column table:style-name="co49" table:default-cell-style-name="ce288"/>
        <table:table-column table:style-name="co50" table:default-cell-style-name="ce288"/>
        <table:table-column table:style-name="co51" table:default-cell-style-name="ce288"/>
        <table:table-column table:style-name="co52" table:default-cell-style-name="ce288"/>
        <table:table-column table:style-name="co53" table:default-cell-style-name="ce288"/>
        <table:table-column table:style-name="co16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Summary</text:p>
          </table:table-cell>
          <table:table-cell table:style-name="ce21" office:value-type="string" calcext:value-type="string">
            <text:p>Considerations</text:p>
          </table:table-cell>
          <table:table-cell table:style-name="ce21" office:value-type="string" calcext:value-type="string">
            <text:p>Pros</text:p>
          </table:table-cell>
          <table:table-cell table:style-name="ce21" office:value-type="string" calcext:value-type="string">
            <text:p>Cons</text:p>
          </table:table-cell>
          <table:table-cell table:style-name="ce21" office:value-type="string" calcext:value-type="string">
            <text:p>Desirability</text:p>
          </table:table-cell>
          <table:table-cell table:style-name="ce21" table:number-columns-repeated="2"/>
          <table:table-cell table:number-columns-repeated="16374"/>
        </table:table-row>
        <table:table-row table:style-name="ro2">
          <table:table-cell table:style-name="ce603"/>
          <table:table-cell table:style-name="ce604" office:value-type="float" office:value="1" calcext:value-type="float">
            <text:p>1</text:p>
          </table:table-cell>
          <table:table-cell table:style-name="ce603" office:value-type="string" calcext:value-type="string">
            <text:p>2x2 with diagonal</text:p>
          </table:table-cell>
          <table:table-cell table:style-name="ce603" office:value-type="string" calcext:value-type="string">
            <text:p>2x2 tiles with a diagonal road/path through it</text:p>
          </table:table-cell>
          <table:table-cell table:style-name="ce605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603" office:value-type="string" calcext:value-type="string">
            <text:p>- Reduces 'gridiness' / realism</text:p>
          </table:table-cell>
          <table:table-cell table:style-name="ce605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603" office:value-type="string" calcext:value-type="string">
            <text:p>Medium</text:p>
          </table:table-cell>
          <table:table-cell table:style-name="ce603" table:number-columns-repeated="16376"/>
        </table:table-row>
        <table:table-row table:style-name="ro3">
          <table:table-cell table:style-name="ce603"/>
          <table:table-cell table:style-name="ce604" office:value-type="float" office:value="2" calcext:value-type="float">
            <text:p>2</text:p>
          </table:table-cell>
          <table:table-cell table:style-name="ce603" office:value-type="string" calcext:value-type="string">
            <text:p>Ad building streets</text:p>
          </table:table-cell>
          <table:table-cell table:style-name="ce605" office:value-type="string" calcext:value-type="string">
            <text:p>Encourage buildings with ad boards/Akiba style to cluster together along streets</text:p>
          </table:table-cell>
          <table:table-cell table:style-name="ce605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603" office:value-type="string" calcext:value-type="string">
            <text:p>- Looks great / realism</text:p>
          </table:table-cell>
          <table:table-cell table:style-name="ce605" office:value-type="string" calcext:value-type="string">
            <text:p>- Need to prevent crowding out everything else</text:p>
            <text:p>- </text:p>
          </table:table-cell>
          <table:table-cell table:style-name="ce603" office:value-type="string" calcext:value-type="string">
            <text:p>High</text:p>
          </table:table-cell>
          <table:table-cell table:style-name="ce603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7" table:default-cell-style-name="ce288"/>
        <table:table-column table:style-name="co48" table:default-cell-style-name="ce293"/>
        <table:table-column table:style-name="co54" table:default-cell-style-name="ce288"/>
        <table:table-column table:style-name="co55" table:default-cell-style-name="ce288"/>
        <table:table-column table:style-name="co56" table:default-cell-style-name="ce288"/>
        <table:table-row table:style-name="ro1">
          <table:table-cell table:number-columns-repeated="5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07:52:45.044903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5-03-22T07:55:17.283684847</dc:date>
    <meta:editing-cycles>640</meta:editing-cycles>
    <meta:editing-duration>P55DT4H5M46S</meta:editing-duration>
    <meta:generator>LibreOffice/24.8.5.2$Linux_X86_64 LibreOffice_project/480$Build-2</meta:generator>
    <meta:document-statistic meta:table-count="8" meta:cell-count="11373" meta:object-count="0"/>
    <meta:user-defined meta:name="AppVersion">15.0000</meta:user-defined>
  </office:meta>
</office:document-meta>
</file>